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40000007F5EA6D397.png"/>
  <manifest:file-entry manifest:media-type="" manifest:full-path="Pictures/TablePreview1.svm"/>
  <manifest:file-entry manifest:media-type="image/png" manifest:full-path="Pictures/100000000000019300000070A3A7C2F3.png"/>
  <manifest:file-entry manifest:media-type="image/png" manifest:full-path="Pictures/100000000000015800000158506E779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5" style:family="graphic" style:parent-style-name="standard">
      <style:graphic-properties draw:stroke="none" draw:fill="none" fo:min-height="1.213cm"/>
    </style:style>
    <style:style style:name="gr6" style:family="graphic" style:parent-style-name="standard">
      <style:graphic-properties draw:stroke="none" svg:stroke-color="#000000" draw:fill="none" draw:fill-color="#ffffff" draw:auto-grow-height="true" draw:auto-grow-width="false" fo:max-height="0cm" fo:min-height="1.75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textarea-horizontal-align="justify" draw:textarea-vertical-align="bottom" draw:auto-grow-height="false"/>
    </style:style>
    <style:style style:name="gr9" style:family="graphic" style:parent-style-name="standard">
      <style:graphic-properties draw:fill-color="#23b8dc" draw:textarea-horizontal-align="justify" draw:textarea-vertical-align="middle" draw:auto-grow-height="false" draw:shadow="visible" draw:shadow-offset-x="0.1cm" draw:shadow-offset-y="0.1cm"/>
    </style:style>
    <style:style style:name="gr10" style:family="graphic" style:parent-style-name="standard">
      <style:graphic-properties draw:fill-color="#ff9966" draw:textarea-horizontal-align="justify" draw:textarea-vertical-align="middle" draw:auto-grow-height="false" draw:shadow="visible" draw:shadow-offset-x="0.1cm" draw:shadow-offset-y="0.1cm"/>
    </style:style>
    <style:style style:name="gr11" style:family="graphic" style:parent-style-name="standard">
      <style:graphic-properties draw:fill-color="#aecf00" draw:textarea-horizontal-align="justify" draw:textarea-vertical-align="middle" draw:auto-grow-height="false" draw:shadow="visible" draw:shadow-offset-x="0.1cm" draw:shadow-offset-y="0.1cm"/>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svg:stroke-color="#008000" draw:fill="solid" draw:fill-color="#ccffff" draw:fill-gradient-name="Gradient_20_1" draw:textarea-horizontal-align="justify" draw:textarea-vertical-align="middle" draw:auto-grow-height="false" draw:shadow="visible" draw:shadow-offset-x="0.1cm" draw:shadow-offset-y="0.1cm"/>
    </style:style>
    <style:style style:name="gr14" style:family="graphic" style:parent-style-name="standard">
      <style:graphic-properties svg:stroke-color="#008000" draw:fill="solid" draw:fill-color="#ccffff" draw:fill-gradient-name="Gradient_20_1" draw:textarea-horizontal-align="justify" draw:textarea-vertical-align="middle" draw:auto-grow-height="false" draw:shadow="visible" draw:shadow-offset-x="0.1cm" draw:shadow-offset-y="0.1cm"/>
    </style:style>
    <style:style style:name="gr15" style:family="graphic" style:parent-style-name="standard">
      <style:graphic-properties draw:stroke="none" draw:fill="none" fo:min-height="0.684cm"/>
    </style:style>
    <style:style style:name="gr16" style:family="graphic" style:parent-style-name="standard">
      <style:graphic-properties svg:stroke-width="0.1cm" svg:stroke-color="#ffffff" draw:marker-start-width="0.45cm" draw:marker-end-width="0.45cm" draw:textarea-horizontal-align="center" draw:textarea-vertical-align="middle" fo:padding-top="0.175cm" fo:padding-bottom="0.175cm" fo:padding-left="0.3cm" fo:padding-right="0.3cm"/>
    </style:style>
    <style:style style:name="gr17" style:family="graphic" style:parent-style-name="objectwithoutfill">
      <style:graphic-properties draw:fill="solid" draw:fill-color="#008080" draw:opacity="50%" draw:textarea-horizontal-align="center" draw:textarea-vertical-align="middle" draw:shadow-opacity="50%"/>
    </style:style>
    <style:style style:name="gr18" style:family="graphic" style:parent-style-name="objectwithoutfill">
      <style:graphic-properties draw:fill="solid" draw:fill-color="#000080" draw:opacity="50%" draw:textarea-horizontal-align="center" draw:textarea-vertical-align="middle" draw:shadow-opacity="50%"/>
    </style:style>
    <style:style style:name="gr19" style:family="graphic" style:parent-style-name="objectwithoutfill">
      <style:graphic-properties draw:fill="solid" draw:fill-color="#808000" draw:opacity="50%" draw:textarea-horizontal-align="center" draw:textarea-vertical-align="middle" draw:shadow-opacity="50%"/>
    </style:style>
    <style:style style:name="gr20" style:family="graphic" style:parent-style-name="objectwithoutfill">
      <style:graphic-properties draw:fill="solid" draw:fill-color="#800000" draw:opacity="50%" draw:textarea-horizontal-align="center" draw:textarea-vertical-align="middle" draw:shadow-opacity="50%"/>
    </style:style>
    <style:style style:name="gr21" style:family="graphic" style:parent-style-name="standard">
      <style:graphic-properties svg:stroke-color="#ffffff" draw:fill-color="#e6e6e6" draw:textarea-horizontal-align="justify" draw:textarea-vertical-align="middle" draw:auto-grow-height="false" fo:padding-top="0.13cm"/>
    </style:style>
    <style:style style:name="gr22" style:family="graphic" style:parent-style-name="standard">
      <style:graphic-properties svg:stroke-color="#ffffff" draw:fill-color="#e6e6e6" draw:fill-image-width="0cm" draw:fill-image-height="0cm" draw:textarea-horizontal-align="justify" draw:textarea-vertical-align="middle" draw:auto-grow-height="false" fo:padding-top="0.13cm"/>
    </style:style>
    <style:style style:name="gr23" style:family="graphic" style:parent-style-name="standard">
      <style:graphic-properties draw:fill-color="#e6e6e6" draw:textarea-horizontal-align="justify" draw:textarea-vertical-align="middle" draw:auto-grow-height="false" fo:padding-top="0.13cm"/>
    </style:style>
    <style:style style:name="gr24" style:family="graphic" style:parent-style-name="standard">
      <style:graphic-properties draw:fill-color="#e6e6e6" draw:fill-image-width="0cm" draw:fill-image-height="0cm" draw:textarea-horizontal-align="justify" draw:textarea-vertical-align="middle" draw:auto-grow-height="false" fo:padding-top="0.13cm"/>
    </style:style>
    <style:style style:name="gr25" style:family="graphic" style:parent-style-name="standard">
      <style:graphic-properties draw:stroke="none" svg:stroke-color="#000000" draw:fill="none" draw:fill-color="#ffffff" draw:auto-grow-height="true" draw:auto-grow-width="false" fo:max-height="0cm" fo:min-height="0.294cm"/>
    </style:style>
    <style:style style:name="gr26" style:family="graphic" style:parent-style-name="standard">
      <style:graphic-properties draw:stroke="none" svg:stroke-color="#000000" draw:fill="none" draw:fill-color="#ffffff" draw:auto-grow-height="true" draw:auto-grow-width="false" fo:max-height="0cm" fo:min-height="0.121cm"/>
    </style:style>
    <style:style style:name="gr27" style:family="graphic" style:parent-style-name="standard">
      <style:graphic-properties draw:stroke="none" svg:stroke-color="#000000" draw:fill="none" draw:fill-color="#ffffff" draw:auto-grow-height="true" draw:auto-grow-width="false" fo:max-height="0cm" fo:min-height="1.01cm"/>
    </style:style>
    <style:style style:name="gr28" style:family="graphic" style:parent-style-name="standard">
      <style:graphic-properties draw:textarea-horizontal-align="center" draw:textarea-vertical-align="middle"/>
    </style:style>
    <style:style style:name="pr1" style:family="presentation" style:parent-style-name="標準-title">
      <style:graphic-properties fo:min-height="3.256cm"/>
    </style:style>
    <style:style style:name="pr2" style:family="presentation" style:parent-style-name="標準-subtitle">
      <style:graphic-properties draw:fill-color="#ffffff" fo:min-height="13.609cm"/>
    </style:style>
    <style:style style:name="pr3" style:family="presentation" style:parent-style-name="標準-notes">
      <style:graphic-properties draw:fill-color="#ffffff" fo:min-height="13.114cm"/>
    </style:style>
    <style:style style:name="pr4" style:family="presentation" style:parent-style-name="標準-title">
      <style:graphic-properties draw:auto-grow-height="true" fo:min-height="3.507cm"/>
    </style:style>
    <style:style style:name="pr5" style:family="presentation" style:parent-style-name="標準-outline1">
      <style:graphic-properties fo:min-height="13.61cm"/>
    </style:style>
    <style:style style:name="pr6" style:family="presentation" style:parent-style-name="標準-notes">
      <style:graphic-properties draw:fill-color="#ffffff" draw:auto-grow-height="true" fo:min-height="13.365cm"/>
    </style:style>
    <style:style style:name="pr7" style:family="presentation" style:parent-style-name="標準-title">
      <style:graphic-properties fo:min-height="3.507cm"/>
    </style:style>
    <style:style style:name="co1" style:family="table-column">
      <style:table-column-properties style:column-width="8.196cm" style:use-optimal-column-width="false"/>
    </style:style>
    <style:style style:name="ro1" style:family="table-row">
      <style:table-row-properties style:row-height="1.454cm"/>
    </style:style>
    <style:style style:name="ro2" style:family="table-row">
      <style:table-row-properties style:row-height="2.584cm"/>
    </style:style>
    <style:style style:name="ro3" style:family="table-row">
      <style:table-row-properties style:row-height="1.475cm"/>
    </style:style>
    <style:style style:name="ce1" style:family="table-cell">
      <style:graphic-properties draw:fill="solid" draw:fill-color="#ccffff" style:repeat="repeat" draw:textarea-vertical-align="middle"/>
      <style:paragraph-properties fo:text-align="center" fo:border-left="none" fo:border-right="none" fo:border-top="0.001cm solid #000000" fo:border-bottom="0.001cm solid #000000"/>
      <style:text-properties style:text-outline="true" fo:font-size="24pt" style:font-size-asian="24pt" style:font-size-complex="24pt"/>
    </style:style>
    <style:style style:name="ce2" style:family="table-cell">
      <style:graphic-properties draw:fill="solid" draw:fill-color="#ccffff" style:repeat="repeat" draw:textarea-vertical-align="middle"/>
      <style:paragraph-properties fo:text-align="center" fo:border-left="0.001cm solid #808080" fo:border-right="0.001cm solid #808080" fo:border-top="0.001cm solid #000000" fo:border-bottom="0.001cm solid #000000"/>
      <style:text-properties style:text-outline="true" fo:font-size="24pt" style:font-size-asian="24pt" style:font-size-complex="24pt"/>
    </style:style>
    <style:style style:name="ce3" style:family="table-cell">
      <style:graphic-properties style:repeat="repeat" draw:textarea-vertical-align="middle"/>
      <style:paragraph-properties fo:text-align="center" fo:border="none"/>
      <style:text-properties fo:font-size="24pt" style:font-size-asian="24pt" style:font-size-complex="24pt"/>
    </style:style>
    <style:style style:name="ce4" style:family="table-cell">
      <style:graphic-properties style:repeat="repeat" draw:textarea-vertical-align="middle"/>
    </style:style>
    <style:style style:name="P1" style:family="paragraph">
      <style:text-properties fo:font-size="32pt" style:font-size-asian="32pt" style:font-size-complex="18pt"/>
    </style:style>
    <style:style style:name="P2" style:family="paragraph">
      <style:paragraph-properties fo:text-align="center"/>
    </style:style>
    <style:style style:name="P3" style:family="paragraph">
      <style:text-properties fo:font-size="18pt" style:font-size-asian="18pt" style:font-size-complex="18pt"/>
    </style:style>
    <style:style style:name="P4" style:family="paragraph">
      <style:text-properties fo:font-size="44pt" style:font-size-asian="44pt" style:font-size-complex="44pt"/>
    </style:style>
    <style:style style:name="P5" style:family="paragraph">
      <style:paragraph-properties fo:text-align="center"/>
      <style:text-properties fo:font-size="32pt" style:font-size-asian="32pt" style:font-size-complex="18pt"/>
    </style:style>
    <style:style style:name="P6" style:family="paragraph">
      <style:paragraph-properties fo:text-align="center"/>
      <style:text-properties style:text-outline="true" fo:font-size="18pt" fo:font-weight="bold" style:font-size-asian="18pt" style:font-weight-asian="bold" style:font-size-complex="18pt" style:font-weight-complex="bold"/>
    </style:style>
    <style:style style:name="P7" style:family="paragraph">
      <style:paragraph-properties fo:text-align="center"/>
      <style:text-properties fo:font-size="18pt" style:font-size-asian="18pt" style:font-size-complex="18pt"/>
    </style:style>
    <style:style style:name="P8" style:family="paragraph">
      <style:paragraph-properties fo:line-height="0.6cm" fo:text-align="center"/>
    </style:style>
    <style:style style:name="P9" style:family="paragraph">
      <style:paragraph-properties fo:line-height="0.6cm" fo:text-align="center"/>
      <style:text-properties fo:font-size="18pt" style:font-size-asian="18pt" style:font-size-complex="18pt"/>
    </style:style>
    <style:style style:name="P10" style:family="paragraph">
      <style:paragraph-properties fo:text-align="center"/>
      <style:text-properties style:text-outline="false" fo:font-size="21pt" fo:text-shadow="1pt 1pt" fo:font-weight="bold" style:font-size-asian="18pt" style:font-weight-asian="bold" style:font-size-complex="18pt" style:font-weight-complex="bold"/>
    </style:style>
    <style:style style:name="P11" style:family="paragraph">
      <style:text-properties style:text-outline="true" fo:font-size="28pt" fo:text-shadow="1pt 1pt" style:text-underline-style="solid" style:text-underline-width="auto" style:text-underline-color="font-color" style:font-size-asian="24pt" style:font-size-complex="24pt"/>
    </style:style>
    <style:style style:name="P12" style:family="paragraph">
      <style:text-properties style:text-outline="true" fo:font-size="20pt" fo:text-shadow="1pt 1pt" style:text-underline-style="solid" style:text-underline-width="auto" style:text-underline-color="font-color" style:font-size-asian="23.3999996185303pt" style:font-size-complex="20pt"/>
    </style:style>
    <style:style style:name="P13" style:family="paragraph">
      <style:paragraph-properties fo:margin-left="1.6cm" fo:margin-right="0cm" fo:text-indent="0cm"/>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32pt" style:font-size-asian="32pt" style:font-size-complex="32pt"/>
    </style:style>
    <style:style style:name="T3" style:family="text">
      <style:text-properties fo:font-size="18pt" style:font-size-asian="18pt" style:font-size-complex="18pt"/>
    </style:style>
    <style:style style:name="T4" style:family="text">
      <style:text-properties fo:font-size="44pt" style:font-size-asian="44pt" style:font-size-complex="44pt"/>
    </style:style>
    <style:style style:name="T5" style:family="text">
      <style:text-properties fo:font-size="32pt" style:font-size-asian="32pt" style:font-size-complex="18pt"/>
    </style:style>
    <style:style style:name="T6" style:family="text">
      <style:text-properties style:text-outline="true" fo:font-size="18pt" fo:font-weight="bold" style:font-size-asian="18pt" style:font-weight-asian="bold" style:font-size-complex="18pt" style:font-weight-complex="bold"/>
    </style:style>
    <style:style style:name="T7" style:family="text">
      <style:text-properties style:text-outline="true" fo:font-size="24pt" style:font-size-asian="24pt" style:font-size-complex="24pt"/>
    </style:style>
    <style:style style:name="T8" style:family="text">
      <style:text-properties fo:font-size="24pt" style:font-size-asian="24pt" style:font-size-complex="24pt"/>
    </style:style>
    <style:style style:name="T9" style:family="text">
      <style:text-properties style:text-outline="false" fo:font-size="18pt" style:font-size-asian="18pt" style:font-size-complex="18pt"/>
    </style:style>
    <style:style style:name="T10" style:family="text">
      <style:text-properties style:text-outline="true" fo:font-size="24pt" fo:text-shadow="1pt 1pt" style:text-underline-style="solid" style:text-underline-width="auto" style:text-underline-color="font-color" style:font-size-asian="24pt" style:font-size-complex="24pt"/>
    </style:style>
    <style:style style:name="T11" style:family="text">
      <style:text-properties style:text-outline="true" fo:font-size="20pt" fo:text-shadow="1pt 1pt" style:text-underline-style="solid" style:text-underline-width="auto" style:text-underline-color="font-color"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2" draw:layer="layout" svg:width="25.199cm" svg:height="13.609cm" svg:x="1.301cm" svg:y="5cm" presentation:class="subtitle" presentation:user-transformed="true">
          <draw:text-box>
            <text:p><text:span text:style-name="T1">Desktop-M3G</text:span></text:p>
            <text:p/>
            <text:p/>
            <text:p>上田 孝</text:p>
            <text:p>tueda@wolf.dog.cx</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11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7cm" svg:x="1.4cm" svg:y="0.837cm" presentation:class="title">
          <draw:text-box>
            <text:p>M3Gとは</text:p>
          </draw:text-box>
        </draw:frame>
        <draw:frame presentation:style-name="pr5" draw:layer="layout" svg:width="25.199cm" svg:height="13.86cm" svg:x="1.4cm" svg:y="4.914cm" presentation:class="outline">
          <draw:text-box>
            <text:list text:style-name="L2">
              <text:list-item>
                <text:list>
                  <text:list-item>
                    <text:p><text:span text:style-name="T2">JSR 184: Mobile 3D Graphics API for J2ME</text:span></text:p>
                    <text:list>
                      <text:list-item>
                        <text:p><text:span text:style-name="T2">３</text:span><text:span text:style-name="T2">D</text:span><text:span text:style-name="T2">の描画</text:span><text:span text:style-name="T2">API</text:span></text:p>
                      </text:list-item>
                      <text:list-item>
                        <text:p><text:span text:style-name="T2">携帯電話</text:span></text:p>
                      </text:list-item>
                      <text:list-item>
                        <text:p><text:span text:style-name="T2">Java</text:span><text:span text:style-name="T2">言語の規格</text:span></text:p>
                      </text:list-item>
                      <text:list-item>
                        <text:p><text:span text:style-name="T2">ver 1.1</text:span></text:p>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draw:style-name="gr2" draw:text-style-name="P1" draw:layer="layout" svg:width="0.502cm" svg:height="1.161cm" svg:x="5.391cm" svg:y="2cm">
          <draw:text-box>
            <text:p/>
          </draw:text-box>
        </draw:frame>
        <draw:frame draw:style-name="gr3" draw:text-style-name="P2" draw:layer="layout" svg:width="13.66cm" svg:height="3.664cm" svg:x="8.34cm" svg:y="10.336cm">
          <draw:image xlink:href="Pictures/10000000000001E40000007F5EA6D397.png" xlink:type="simple" xlink:show="embed" xlink:actuate="onLoad">
            <text:p/>
          </draw:image>
        </draw:frame>
        <draw:frame draw:style-name="gr4" draw:text-style-name="P3" draw:layer="layout" svg:width="12.94cm" svg:height="1cm" svg:x="6.56cm" svg:y="9cm">
          <draw:text-box>
            <text:p><text:span text:style-name="T3">http://code.google.com/p/desktop-m3g/</text:span></text:p>
          </draw:text-box>
        </draw:frame>
        <draw:frame draw:style-name="gr5" draw:text-style-name="P3" draw:layer="layout" svg:width="14.053cm" svg:height="1.463cm" svg:x="8.5cm" svg:y="14.537cm">
          <draw:text-box>
            <text:p><text:span text:style-name="T3">http://sites.google.com/site/desktopm3g/</text:span></text:p>
          </draw:text-box>
        </draw:frame>
        <draw:frame draw:style-name="gr6" draw:text-style-name="P1" draw:layer="layout" svg:width="4cm" svg:height="2cm" svg:x="3cm" svg:y="9cm">
          <draw:text-box>
            <text:p>開発者向け： </text:p>
          </draw:text-box>
        </draw:frame>
        <draw:frame draw:style-name="gr7" draw:text-style-name="P1" draw:layer="layout" svg:width="6cm" svg:height="0.933cm" svg:x="3cm" svg:y="14.53cm">
          <draw:text-box>
            <text:p>一般ユーザー向け：</text:p>
          </draw:text-box>
        </draw:frame>
        <draw:frame draw:style-name="gr3" draw:text-style-name="P2" draw:layer="layout" svg:width="11.374cm" svg:height="3.231cm" svg:x="8.626cm" svg:y="16cm">
          <draw:image xlink:href="Pictures/100000000000019300000070A3A7C2F3.png" xlink:type="simple" xlink:show="embed" xlink:actuate="onLoad">
            <text:p/>
          </draw:image>
        </draw:frame>
        <draw:frame presentation:style-name="pr1" draw:text-style-name="P4" draw:layer="layout" svg:width="25.199cm" svg:height="3.256cm" svg:x="1.4cm" svg:y="0.962cm" presentation:class="title">
          <draw:text-box>
            <text:p><text:span text:style-name="T4">Desktop-M3G</text:span><text:span text:style-name="T4">とは</text:span></text:p>
          </draw:text-box>
        </draw:frame>
        <draw:frame presentation:style-name="pr5" draw:layer="layout" svg:width="25.199cm" svg:height="13.86cm" svg:x="1.5cm" svg:y="5cm" presentation:class="outline" presentation:user-transformed="true">
          <draw:text-box>
            <text:list text:style-name="L2">
              <text:list-item>
                <text:p>M3G APIをデスクトップ用にC++で実装</text:p>
                <text:list>
                  <text:list-item>
                    <text:p>オープンソース・フリー</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114cm" svg:x="2.1cm" svg:y="14.107cm" presentation:class="notes" presentation:placeholder="true">
            <draw:text-box/>
          </draw:frame>
        </presentation:notes>
      </draw:page>
      <draw:page draw:name="page4" draw:style-name="dp1" draw:master-page-name="標準" presentation:presentation-page-layout-name="AL3T19">
        <office:forms form:automatic-focus="false" form:apply-design-mode="false"/>
        <draw:custom-shape draw:style-name="gr8" draw:text-style-name="P5" draw:layer="layout" svg:width="17.5cm" svg:height="12.5cm" svg:x="3.5cm" svg:y="5.5cm">
          <text:p text:style-name="P2"><text:span text:style-name="T5">CPU</text:span></text:p>
          <draw:enhanced-geometry svg:viewBox="0 0 21600 21600" draw:type="rectangle" draw:enhanced-path="M 0 0 L 21600 0 21600 21600 0 21600 0 0 Z N"/>
        </draw:custom-shape>
        <draw:custom-shape draw:style-name="gr9" draw:text-style-name="P6" draw:layer="layout" svg:width="14cm" svg:height="1.852cm" svg:x="4.7cm" svg:y="13.648cm">
          <text:p text:style-name="P2"><text:span text:style-name="T6">Desktop-M3G</text:span></text:p>
          <text:p text:style-name="P2"><text:span text:style-name="T6">C++</text:span></text:p>
          <draw:enhanced-geometry svg:viewBox="0 0 21600 21600" draw:type="rectangle" draw:enhanced-path="M 0 0 L 21600 0 21600 21600 0 21600 0 0 Z N"/>
        </draw:custom-shape>
        <draw:custom-shape draw:style-name="gr10" draw:text-style-name="P7" draw:layer="layout" svg:width="3.601cm" svg:height="3cm" svg:x="23.2cm" svg:y="12.857cm">
          <text:p text:style-name="P2"><text:span text:style-name="T3">GPU</text:span></text:p>
          <draw:enhanced-geometry svg:viewBox="0 0 21600 21600" draw:type="rectangle" draw:enhanced-path="M 0 0 L 21600 0 21600 21600 0 21600 0 0 Z N"/>
        </draw:custom-shape>
        <draw:custom-shape draw:style-name="gr11" draw:text-style-name="P7" draw:layer="layout" svg:width="4cm" svg:height="1.5cm" svg:x="9.7cm" svg:y="7cm">
          <text:p text:style-name="P2"><text:span text:style-name="T3">Ruby</text:span></text:p>
          <draw:enhanced-geometry svg:viewBox="0 0 21600 21600" draw:type="rectangle" draw:enhanced-path="M 0 0 L 21600 0 21600 21600 0 21600 0 0 Z N"/>
        </draw:custom-shape>
        <draw:custom-shape draw:style-name="gr11" draw:text-style-name="P7" draw:layer="layout" svg:width="3.5cm" svg:height="1.5cm" svg:x="14.7cm" svg:y="7cm">
          <text:p text:style-name="P2"><text:span text:style-name="T3">Java</text:span></text:p>
          <draw:enhanced-geometry svg:viewBox="0 0 21600 21600" draw:type="rectangle" draw:enhanced-path="M 0 0 L 21600 0 21600 21600 0 21600 0 0 Z N"/>
        </draw:custom-shape>
        <draw:custom-shape draw:style-name="gr11" draw:text-style-name="P7" draw:layer="layout" svg:width="4cm" svg:height="1.5cm" svg:x="4.964cm" svg:y="7.033cm">
          <text:p text:style-name="P2"><text:span text:style-name="T3">C++</text:span></text:p>
          <draw:enhanced-geometry svg:viewBox="0 0 21600 21600" draw:type="rectangle" draw:enhanced-path="M 0 0 L 21600 0 21600 21600 0 21600 0 0 Z N"/>
        </draw:custom-shape>
        <draw:line draw:style-name="gr12" draw:text-style-name="P2" draw:layer="layout" svg:x1="16.7cm" svg:y1="8.5cm" svg:x2="16.7cm" svg:y2="13.5cm">
          <text:p/>
        </draw:line>
        <draw:line draw:style-name="gr12" draw:text-style-name="P2" draw:layer="layout" svg:x1="11.7cm" svg:y1="8.5cm" svg:x2="11.7cm" svg:y2="13.5cm">
          <text:p/>
        </draw:line>
        <draw:line draw:style-name="gr12" draw:text-style-name="P2" draw:layer="layout" svg:x1="6.7cm" svg:y1="8.5cm" svg:x2="6.7cm" svg:y2="13.5cm">
          <text:p/>
        </draw:line>
        <draw:line draw:style-name="gr12" draw:text-style-name="P2" draw:layer="layout" svg:x1="18.7cm" svg:y1="14.5cm" svg:x2="23.2cm" svg:y2="14.5cm">
          <text:p/>
        </draw:line>
        <draw:custom-shape draw:style-name="gr13" draw:text-style-name="P2" draw:layer="layout" svg:width="13.5cm" svg:height="1.5cm" svg:x="5.001cm" svg:y="9.534cm">
          <text:p text:style-name="P2">M3G API</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 draw:text-style-name="P6" draw:layer="layout" svg:width="4cm" svg:height="1cm" svg:x="9.7cm" svg:y="11.764cm">
          <text:p text:style-name="P2"><text:span text:style-name="T6">Ruby-M3G</text:span></text:p>
          <draw:enhanced-geometry svg:viewBox="0 0 21600 21600" draw:type="rectangle" draw:enhanced-path="M 0 0 L 21600 0 21600 21600 0 21600 0 0 Z N"/>
        </draw:custom-shape>
        <draw:custom-shape draw:style-name="gr9" draw:text-style-name="P6" draw:layer="layout" svg:width="3.5cm" svg:height="1cm" svg:x="14.733cm" svg:y="11.801cm">
          <text:p text:style-name="P2"><text:span text:style-name="T6">Java-M3G</text:span></text:p>
          <draw:enhanced-geometry svg:viewBox="0 0 21600 21600" draw:type="rectangle" draw:enhanced-path="M 0 0 L 21600 0 21600 21600 0 21600 0 0 Z N"/>
        </draw:custom-shape>
        <draw:frame presentation:style-name="pr1" draw:layer="layout" svg:width="25.199cm" svg:height="3.256cm" svg:x="1.5cm" svg:y="1cm" presentation:class="title" presentation:user-transformed="true">
          <draw:text-box>
            <text:p>Desktop-M3Gの構成</text:p>
          </draw:text-box>
        </draw:frame>
        <draw:custom-shape draw:style-name="gr14" draw:text-style-name="P2" draw:layer="layout" svg:width="1.5cm" svg:height="5.5cm" svg:x="20.238cm" svg:y="11.526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frame draw:style-name="gr15" draw:text-style-name="P5" draw:layer="layout" svg:width="3.106cm" svg:height="1.615cm" svg:x="19.394cm" svg:y="13.566cm">
          <draw:text-box>
            <text:p text:style-name="P2">OpenGL</text:p>
            <text:p text:style-name="P2">API</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draw:style-name="standard" draw:layer="layout" svg:width="16.391cm" svg:height="12.782cm" svg:x="5.558cm" svg:y="5.647cm">
          <table:table table:template-name="bw" table:use-first-row-styles="true" table:use-banding-rows-styles="true">
            <table:table-column table:style-name="co1"/>
            <table:table-column table:style-name="co1"/>
            <table:table-row table:style-name="ro1">
              <table:table-cell table:style-name="ce1">
                <text:p text:style-name="P2"><text:span text:style-name="T7">M3G</text:span></text:p>
              </table:table-cell>
              <table:table-cell table:style-name="ce2">
                <text:p text:style-name="P2"><text:span text:style-name="T7">OpenGL</text:span></text:p>
              </table:table-cell>
            </table:table-row>
            <table:table-row table:style-name="ro1" table:default-cell-style-name="ce3">
              <table:table-cell>
                <text:p text:style-name="P2"><text:span text:style-name="T8">高レベル</text:span><text:span text:style-name="T8">API</text:span></text:p>
              </table:table-cell>
              <table:table-cell>
                <text:p text:style-name="P2"><text:span text:style-name="T8">低レベル</text:span><text:span text:style-name="T8">API</text:span></text:p>
              </table:table-cell>
            </table:table-row>
            <table:table-row table:style-name="ro1" table:default-cell-style-name="ce3">
              <table:table-cell>
                <text:p text:style-name="P2"><text:span text:style-name="T8">△</text:span></text:p>
              </table:table-cell>
              <table:table-cell>
                <text:p text:style-name="P2"><text:span text:style-name="T8">GPU</text:span><text:span text:style-name="T8">の全機能</text:span></text:p>
              </table:table-cell>
            </table:table-row>
            <table:table-row table:style-name="ro1" table:default-cell-style-name="ce3">
              <table:table-cell>
                <text:p text:style-name="P2"><text:span text:style-name="T8">シーングラフ</text:span></text:p>
              </table:table-cell>
              <table:table-cell>
                <text:p text:style-name="P2"><text:span text:style-name="T8">ステートマシーン</text:span></text:p>
              </table:table-cell>
            </table:table-row>
            <table:table-row table:style-name="ro1" table:default-cell-style-name="ce4">
              <table:table-cell>
                <text:p text:style-name="P2">コマンドの順番に依存しない</text:p>
              </table:table-cell>
              <table:table-cell>
                <text:p text:style-name="P2">コマンドの順番に依存</text:p>
              </table:table-cell>
            </table:table-row>
            <table:table-row table:style-name="ro1" table:default-cell-style-name="ce3">
              <table:table-cell>
                <text:p text:style-name="P2"><text:span text:style-name="T8">アニメーション</text:span></text:p>
              </table:table-cell>
              <table:table-cell>
                <text:p text:style-name="P2"><text:span text:style-name="T8">×</text:span></text:p>
              </table:table-cell>
            </table:table-row>
            <table:table-row table:style-name="ro2" table:default-cell-style-name="ce3">
              <table:table-cell>
                <text:p text:style-name="P2"><text:span text:style-name="T8">スキニング、</text:span><text:span text:style-name="T8"><text:line-break/></text:span><text:span text:style-name="T8">モーフィング</text:span></text:p>
              </table:table-cell>
              <table:table-cell>
                <text:p text:style-name="P2"><text:span text:style-name="T8">×</text:span></text:p>
              </table:table-cell>
            </table:table-row>
            <table:table-row table:style-name="ro3" table:default-cell-style-name="ce3">
              <table:table-cell>
                <text:p text:style-name="P2"><text:span text:style-name="T8">ファイルフォーマット</text:span></text:p>
              </table:table-cell>
              <table:table-cell>
                <text:p text:style-name="P2"><text:span text:style-name="T8">×</text:span></text:p>
              </table:table-cell>
            </table:table-row>
          </table:table>
          <draw:image xlink:href="Pictures/TablePreview1.svm" xlink:type="simple" xlink:show="embed" xlink:actuate="onLoad"/>
        </draw:frame>
        <draw:line draw:style-name="gr16" draw:text-style-name="P5" draw:layer="layout" svg:x1="13.736cm" svg:y1="5.358cm" svg:x2="13.736cm" svg:y2="16.467cm">
          <text:p/>
        </draw:line>
        <draw:frame presentation:style-name="pr1" draw:layer="layout" svg:width="25.199cm" svg:height="3.256cm" svg:x="1.4cm" svg:y="0.962cm" presentation:class="title">
          <draw:text-box>
            <text:p>OpenGLとM3Gの比較</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114cm" svg:x="2.1cm" svg:y="14.107cm" presentation:class="notes" presentation:placeholder="true">
            <draw:text-box/>
          </draw:frame>
        </presentation:notes>
      </draw:page>
      <draw:page draw:name="page6" draw:style-name="dp1" draw:master-page-name="標準">
        <office:forms form:automatic-focus="false" form:apply-design-mode="false"/>
        <draw:path draw:style-name="gr17" draw:text-style-name="P2" draw:layer="layout" svg:width="13.939cm" svg:height="23.298cm" draw:transform="skewX (0.101229096615652) rotate (-2.03959176388137) translate (27.948693224559cm 5.58795344953873cm)" svg:viewBox="0 0 13940 23299" svg:d="m12394-31644c529 91 1161-51 1454-452 270-371-116-804-364-1195-221-352-1881-3108-2108-3467-225-356-1068-1756-1316-2164-226-372-1069-1759-1296-2131-240-398-910-1680-1215-2001-484-508-1052-1601-858-1993 235-474 1062-567 1432-854 378-294 4204-1584 4179-2057-24-467-920-2505-1204-2902-362-601-2715-1666-3140-1866-478-262-2625-1553-3086-1766-549-282-1770-726-2890-126-970 516-1917 1385-1968 1884-71 681 135 1342 477 1921 289 494 582 989 892 1470 335 518 2869 4696 3334 5350 378 529 2239 3722 2531 4163 381 569 1688 2776 2250 3700 175 487 1863 3358 2176 3712z">
          <text:p/>
        </draw:path>
        <draw:path draw:style-name="gr18" draw:text-style-name="P2" draw:layer="layout" svg:width="15.251cm" svg:height="19.533cm" draw:transform="skewX (-0.0553269372882098) rotate (1.78913701621905) translate (3.81336354447287cm 23.0475402700745cm)" svg:viewBox="0 0 15252 19534" svg:d="m5448 16699c1037 233 3017 623 3196-221 121-566 289-1183 444-1745 159-582 162-1149 499-1658 383-575 501-342 1397-251 560 59 1980 921 2400-142 225-566 336-1152 543-1716 203-555 168-1146 402-1687 259-602 240-1246 449-1855 188-550 383-1105 463-1676 131-909-928-867-1551-1059-626-192-3703-817-4334-1102-603-342-1177-504-1319-1127-138-601 251-1234 368-2072 219-607 350-1289 267-1785-83-515-1970-1080-2698-1119-715-40-1167-31-1663 55-778 138-981 939-981 939 0 0-614 1885-701 2531-84 614-777 2694-1121 4050-492 1929-1148 4610-1351 5812-170 1000-233 1780-30 2643 295 1243 682 2134 1383 2301 758 179 2626 590 3938 884z">
          <text:p/>
        </draw:path>
        <draw:path draw:style-name="gr19" draw:text-style-name="P2" draw:layer="layout" svg:width="3.109cm" svg:height="4.316cm" draw:transform="skewX (-0.0502654824574272) rotate (-1.37462131887166) translate (25.1765495747992cm 12.0708188069609cm)" svg:viewBox="0 0 3110 4317" svg:d="m379-40709c584 254 1144 323 1714 344 530-27 569-852 635-1286 59-389 157-771 244-1162 90-400 217-818 73-1195-179-468-778-484-1326-548-392-173-668-216-1058 190-488 504-580 1208-581 1617-1 429-137 861-52 1284 54 267 78 636 351 756z">
          <text:p/>
        </draw:path>
        <draw:path draw:style-name="gr20" draw:text-style-name="P2" draw:layer="layout" svg:width="7.046cm" svg:height="5.1cm" draw:transform="skewX (-0.0260054058547106) rotate (-1.47253428990852) translate (7.12720290326463cm 6.50844546619563cm)" svg:viewBox="0 0 7047 5101" svg:d="m3330-8020c639 60 1280 109 1915 191 836 107 1414-188 1544-866 113-604 264-1452 258-2064-7-604-253-1549-1109-1580-543-99-2197-372-2779-415-753-55-1753-356-2264 69-683 320-803 1368-855 2110-127 893 36 1725 643 2113 646 412 1859 370 2647 442z">
          <text:p/>
        </draw:path>
        <draw:frame presentation:style-name="pr7" draw:layer="layout" svg:width="25.199cm" svg:height="3.507cm" svg:x="1.4cm" svg:y="0.836cm" presentation:class="title" presentation:user-transformed="true">
          <draw:text-box>
            <text:p>M3Gの全30クラス</text:p>
          </draw:text-box>
        </draw:frame>
        <draw:custom-shape draw:style-name="gr21" draw:text-style-name="P7" draw:id="id2" draw:layer="layout" svg:width="3.111cm" svg:height="1.167cm" svg:x="3.498cm" svg:y="4.493cm">
          <text:p text:style-name="P2"><text:span text:style-name="T3">Object3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layer="layout" svg:width="3.111cm" svg:height="1.167cm" svg:x="3.612cm" svg:y="7.949cm">
          <text:p text:style-name="P8"><text:span text:style-name="T3">Animation</text:span><text:span text:style-name="T3"><text:line-break/></text:span><text:span text:style-name="T3">Tr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layer="layout" svg:width="3.111cm" svg:height="1.167cm" svg:x="3.497cm" svg:y="9.704cm">
          <text:p text:style-name="P8"><text:span text:style-name="T3">Animation</text:span><text:span text:style-name="T3"><text:line-break/></text:span><text:span text:style-name="T3">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layer="layout" svg:width="3.111cm" svg:height="1.167cm" svg:x="3.498cm" svg:y="12.037cm">
          <text:p text:style-name="P8"><text:span text:style-name="T3">Keyframe</text:span></text:p>
          <text:p text:style-name="P8"><text:span text:style-name="T3">Sequ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12.889cm" svg:y="7.16cm">
          <text:p text:style-name="P2"><text:span text:style-name="T3">Backgrou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3.498cm" svg:y="16.121cm">
          <text:p text:style-name="P2"><text:span text:style-name="T3">Appear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id="id1" draw:layer="layout" svg:width="3.111cm" svg:height="1.167cm" svg:x="8.278cm" svg:y="4.493cm">
          <text:p text:style-name="P8"><text:span text:style-name="T3">Transfor</text:span></text:p>
          <text:p text:style-name="P8"><text:span text:style-name="T3">m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3.498cm" svg:y="17.871cm">
          <text:p text:style-name="P2"><text:span text:style-name="T3">Image2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draw:layer="layout" svg:width="3.111cm" svg:height="1.167cm" svg:x="8.278cm" svg:y="6.243cm">
          <text:p text:style-name="P2"><text:span text:style-name="T9">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8.278cm" svg:y="7.993cm">
          <text:p text:style-name="P2"><text:span text:style-name="T3">F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layer="layout" svg:width="3.111cm" svg:height="1.167cm" svg:x="8.278cm" svg:y="9.704cm">
          <text:p text:style-name="P8"><text:span text:style-name="T3">Compositing</text:span></text:p>
          <text:p text:style-name="P8"><text:span text:style-name="T3">M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8.279cm" svg:y="12.037cm">
          <text:p text:style-name="P2"><text:span text:style-name="T3">Polygon</text:span></text:p>
          <text:p text:style-name="P2"><text:span text:style-name="T3">M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8.278cm" svg:y="14.371cm">
          <text:p text:style-name="P2"><text:span text:style-name="T3">Vertex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8.278cm" svg:y="16.121cm">
          <text:p text:style-name="P2"><text:span text:style-name="T3">Vertex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8.278cm" svg:y="17.871cm">
          <text:p text:style-name="P2"><text:span text:style-name="T3">Index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layer="layout" svg:width="3.111cm" svg:height="1.167cm" svg:x="12.945cm" svg:y="17.871cm">
          <text:p text:style-name="P8"><text:span text:style-name="T3">Triangle</text:span></text:p>
          <text:p text:style-name="P8"><text:span text:style-name="T3">Strip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id="id3" draw:layer="layout" svg:width="3.111cm" svg:height="1.167cm" svg:x="12.945cm" svg:y="4.493cm">
          <text:p text:style-name="P2"><text:span text:style-name="T3">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3.5cm" svg:y="14.288cm">
          <text:p text:style-name="P2"><text:span text:style-name="T3">Texture2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id="id4" draw:layer="layout" svg:width="3.111cm" svg:height="1.167cm" svg:x="17.093cm" svg:y="4.493cm">
          <text:p text:style-name="P2"><text:span text:style-name="T3">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id="id6" draw:layer="layout" svg:width="3.111cm" svg:height="1.167cm" svg:x="17.093cm" svg:y="6.243cm">
          <text:p text:style-name="P2"><text:span text:style-name="T3">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17.093cm" svg:y="7.993cm">
          <text:p text:style-name="P2"><text:span text:style-name="T3">Sprite3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17.151cm" svg:y="9.871cm">
          <text:p text:style-name="P2"><text:span text:style-name="T3">Came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111cm" svg:height="1.167cm" svg:x="17.151cm" svg:y="11.621cm">
          <text:p text:style-name="P2"><text:span text:style-name="T3">Ligh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id="id5" draw:layer="layout" svg:width="3.111cm" svg:height="1.167cm" svg:x="22.278cm" svg:y="4.493cm">
          <text:p text:style-name="P2"><text:span text:style-name="T3">Wor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id="id7" draw:layer="layout" svg:width="3.111cm" svg:height="1.167cm" svg:x="22.278cm" svg:y="6.243cm">
          <text:p text:style-name="P8"><text:span text:style-name="T3">Skinned</text:span></text:p>
          <text:p text:style-name="P8"><text:span text:style-name="T3">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layer="layout" svg:width="3.111cm" svg:height="1.167cm" svg:x="22.278cm" svg:y="7.993cm">
          <text:p text:style-name="P8"><text:span text:style-name="T3">Morphing</text:span></text:p>
          <text:p text:style-name="P8"><text:span text:style-name="T3">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7" draw:layer="layout" svg:width="3.111cm" svg:height="1.167cm" svg:x="21.76cm" svg:y="13.787cm">
          <text:p text:style-name="P2"><text:span text:style-name="T3">Lo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9" draw:layer="layout" svg:width="3.111cm" svg:height="1.167cm" svg:x="21.76cm" svg:y="16.12cm">
          <text:p text:style-name="P8"><text:span text:style-name="T3">RayInter</text:span></text:p>
          <text:p text:style-name="P8"><text:span text:style-name="T3">s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7" draw:layer="layout" svg:width="3.111cm" svg:height="1.167cm" svg:x="21.5cm" svg:y="17.788cm">
          <text:p text:style-name="P2"><text:span text:style-name="T3">Transf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11" draw:layer="layout" svg:width="4.148cm" svg:height="1.161cm" svg:x="14cm" svg:y="14.127cm">
          <draw:text-box>
            <text:p><text:span text:style-name="T10">OpenGL</text:span></text:p>
          </draw:text-box>
        </draw:frame>
        <draw:frame draw:style-name="gr26" draw:text-style-name="P12" draw:layer="layout" svg:width="5.704cm" svg:height="1.013cm" svg:x="0.072cm" svg:y="6.797cm">
          <draw:text-box>
            <text:p><text:span text:style-name="T11">アニメーション</text:span></text:p>
          </draw:text-box>
        </draw:frame>
        <draw:frame draw:style-name="gr26" draw:text-style-name="P12" draw:layer="layout" svg:width="5.704cm" svg:height="1.013cm" svg:x="1.538cm" svg:y="3.5cm">
          <draw:text-box>
            <text:p><text:span text:style-name="T11">シーングラフ</text:span></text:p>
          </draw:text-box>
        </draw:frame>
        <draw:frame draw:style-name="gr27" draw:text-style-name="P12" draw:layer="layout" svg:width="4.24cm" svg:height="1.775cm" svg:x="21.76cm" svg:y="11.944cm">
          <draw:text-box>
            <text:p><text:span text:style-name="T11">ファイル</text:span></text:p>
            <text:p><text:span text:style-name="T11">フォーマット</text:span></text:p>
          </draw:text-box>
        </draw:frame>
        <draw:frame draw:style-name="gr26" draw:text-style-name="P12" draw:layer="layout" svg:width="4.204cm" svg:height="1.013cm" svg:x="22.796cm" svg:y="9.788cm">
          <draw:text-box>
            <text:p><text:span text:style-name="T11">スキニング</text:span></text:p>
          </draw:text-box>
        </draw:frame>
        <draw:custom-shape draw:style-name="gr24" draw:text-style-name="P7" draw:layer="layout" svg:width="3.111cm" svg:height="1.167cm" svg:x="17cm" svg:y="16.121cm">
          <text:p text:style-name="P2"><text:span text:style-name="T3">Graphics3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 draw:text-style-name="P5" draw:layer="layout" draw:type="line" svg:x1="8.278cm" svg:y1="5.076cm" svg:x2="6.609cm" svg:y2="5.076cm" draw:start-shape="id1" draw:start-glue-point="3" draw:end-shape="id2" draw:end-glue-point="1" svg:d="m8278 5076h-1669">
          <text:p/>
        </draw:connector>
        <draw:connector draw:style-name="gr28" draw:text-style-name="P5" draw:layer="layout" draw:type="line" svg:x1="12.945cm" svg:y1="5.076cm" svg:x2="11.389cm" svg:y2="5.076cm" draw:start-shape="id3" draw:start-glue-point="3" draw:end-shape="id1" draw:end-glue-point="1" svg:d="m12945 5076h-1556">
          <text:p/>
        </draw:connector>
        <draw:connector draw:style-name="gr28" draw:text-style-name="P5" draw:layer="layout" draw:type="line" svg:x1="17.093cm" svg:y1="5.076cm" svg:x2="16.056cm" svg:y2="5.076cm" draw:start-shape="id4" draw:start-glue-point="3" draw:end-shape="id3" draw:end-glue-point="1" svg:d="m17093 5076h-1037">
          <text:p/>
        </draw:connector>
        <draw:connector draw:style-name="gr28" draw:text-style-name="P5" draw:layer="layout" draw:type="line" svg:x1="22.278cm" svg:y1="5.076cm" svg:x2="20.204cm" svg:y2="5.076cm" draw:start-shape="id5" draw:start-glue-point="3" draw:end-shape="id4" draw:end-glue-point="1" svg:d="m22278 5076h-2074">
          <text:p/>
        </draw:connector>
        <draw:connector draw:style-name="gr28" draw:text-style-name="P5" draw:layer="layout" draw:type="line" svg:x1="20.204cm" svg:y1="6.826cm" svg:x2="22.278cm" svg:y2="6.826cm" draw:start-shape="id6" draw:start-glue-point="1" draw:end-shape="id7" draw:end-glue-point="3" svg:d="m20204 6826h2074">
          <text:p/>
        </draw:connector>
        <draw:line draw:style-name="gr28" draw:text-style-name="P5" draw:layer="layout" svg:x1="16.5cm" svg:y1="5.076cm" svg:x2="16.5cm" svg:y2="12.288cm">
          <text:p/>
        </draw:line>
        <draw:line draw:style-name="gr28" draw:text-style-name="P5" draw:layer="layout" svg:x1="17cm" svg:y1="6.788cm" svg:x2="16.5cm" svg:y2="6.788cm">
          <text:p/>
        </draw:line>
        <draw:line draw:style-name="gr28" draw:text-style-name="P5" draw:layer="layout" svg:x1="17cm" svg:y1="8.788cm" svg:x2="16.5cm" svg:y2="8.788cm">
          <text:p/>
        </draw:line>
        <draw:line draw:style-name="gr28" draw:text-style-name="P5" draw:layer="layout" svg:x1="17cm" svg:y1="10.288cm" svg:x2="16.5cm" svg:y2="10.288cm">
          <text:p/>
        </draw:line>
        <draw:line draw:style-name="gr28" draw:text-style-name="P5" draw:layer="layout" svg:x1="17cm" svg:y1="12.288cm" svg:x2="16.5cm" svg:y2="12.288cm">
          <text:p/>
        </draw:line>
        <draw:line draw:style-name="gr28" draw:text-style-name="P5" draw:layer="layout" svg:x1="21cm" svg:y1="6.788cm" svg:x2="21cm" svg:y2="8.457cm">
          <text:p/>
        </draw:line>
        <draw:line draw:style-name="gr28" draw:text-style-name="P5" draw:layer="layout" svg:x1="22.212cm" svg:y1="8.457cm" svg:x2="20.934cm" svg:y2="8.457cm">
          <text:p/>
        </draw:line>
        <draw:line draw:style-name="gr28" draw:text-style-name="P5" draw:layer="layout" svg:x1="7.5cm" svg:y1="5.076cm" svg:x2="7.5cm" svg:y2="18.523cm">
          <text:p/>
        </draw:line>
        <draw:line draw:style-name="gr28" draw:text-style-name="P5" draw:layer="layout" svg:x1="6.5cm" svg:y1="16.788cm" svg:x2="8.278cm" svg:y2="16.788cm">
          <text:p/>
        </draw:line>
        <draw:line draw:style-name="gr28" draw:text-style-name="P5" draw:layer="layout" svg:x1="6.611cm" svg:y1="14.788cm" svg:x2="8.111cm" svg:y2="14.788cm">
          <text:p/>
        </draw:line>
        <draw:line draw:style-name="gr28" draw:text-style-name="P5" draw:layer="layout" svg:x1="6.609cm" svg:y1="12.655cm" svg:x2="8.312cm" svg:y2="12.655cm">
          <text:p/>
        </draw:line>
        <draw:line draw:style-name="gr28" draw:text-style-name="P5" draw:layer="layout" svg:x1="6.778cm" svg:y1="10.288cm" svg:x2="8.278cm" svg:y2="10.288cm">
          <text:p/>
        </draw:line>
        <draw:line draw:style-name="gr28" draw:text-style-name="P5" draw:layer="layout" svg:x1="6.723cm" svg:y1="8.556cm" svg:x2="8.223cm" svg:y2="8.556cm">
          <text:p/>
        </draw:line>
        <draw:line draw:style-name="gr28" draw:text-style-name="P5" draw:layer="layout" svg:x1="7.5cm" svg:y1="6.788cm" svg:x2="8.278cm" svg:y2="6.788cm">
          <text:p/>
        </draw:line>
        <draw:line draw:style-name="gr28" draw:text-style-name="P5" draw:layer="layout" svg:x1="7.5cm" svg:y1="7.788cm" svg:x2="13cm" svg:y2="7.788cm">
          <text:p/>
        </draw:line>
        <draw:line draw:style-name="gr28" draw:text-style-name="P2" draw:layer="layout" svg:x1="11.445cm" svg:y1="18.486cm" svg:x2="12.945cm" svg:y2="18.486cm">
          <text:p/>
        </draw:line>
        <draw:line draw:style-name="gr28" draw:text-style-name="P5" draw:layer="layout" svg:x1="6.609cm" svg:y1="18.523cm" svg:x2="8.278cm" svg:y2="18.523cm">
          <text:p/>
        </draw:line>
        <presentation:notes draw:style-name="dp2">
          <draw:page-thumbnail draw:style-name="gr1" draw:layer="layout" svg:width="14.848cm" svg:height="11.136cm" svg:x="3.075cm" svg:y="2.257cm" draw:page-number="6" presentation:class="page"/>
          <draw:frame presentation:style-name="pr3" draw:layer="layout" svg:width="16.799cm" svg:height="13.11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layer="layout" svg:width="25.199cm" svg:height="3.507cm" svg:x="1.301cm" svg:y="0.993cm" presentation:class="title" presentation:user-transformed="true">
          <draw:text-box>
            <text:p>デモ</text:p>
          </draw:text-box>
        </draw:frame>
        <draw:frame presentation:style-name="pr5" draw:layer="layout" svg:width="25.199cm" svg:height="13.86cm" svg:x="1.4cm" svg:y="4.914cm" presentation:class="outline" presentation:user-transformed="true">
          <draw:text-box>
            <text:list text:style-name="L2">
              <text:list-item>
                <text:p>Rubyで書かれてます</text:p>
              </text:list-item>
            </text:list>
            <text:p text:style-name="P13">（拡張ライブラリは除く）</text:p>
          </draw:text-box>
        </draw:frame>
        <draw:frame draw:style-name="gr3" draw:text-style-name="P2" draw:layer="layout" svg:width="9.708cm" svg:height="9.927cm" svg:x="8.792cm" svg:y="8.5cm">
          <draw:image xlink:href="Pictures/100000000000015800000158506E779B.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11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1" draw:layer="layout" svg:width="25.199cm" svg:height="3.256cm" svg:x="1.4cm" svg:y="0.962cm" presentation:class="title">
          <draw:text-box>
            <text:p>Destkop-M3Gの特徴</text:p>
          </draw:text-box>
        </draw:frame>
        <draw:frame presentation:style-name="pr5" draw:layer="layout" svg:width="25.199cm" svg:height="13.86cm" svg:x="1.301cm" svg:y="5cm" presentation:class="outline" presentation:user-transformed="true">
          <draw:text-box>
            <text:list text:style-name="L4">
              <text:list-item>
                <text:p><text:s text:c="2"/>Rubyの世界に３Dをもたらす</text:p>
                <text:list>
                  <text:list-item>
                    <text:p>ゲームの描画に必要な機能をすべて含む</text:p>
                  </text:list-item>
                  <text:list-item>
                    <text:p>PlayStation(R)１〜2ぐらい</text:p>
                  </text:list-item>
                </text:list>
              </text:list-item>
              <text:list-item>
                <text:p><text:s text:c="2"/>RubyからでもC++と同等の速度で利用可能</text:p>
                <text:list>
                  <text:list-item>
                    <text:p>GCのマーキングコストだけ</text:p>
                  </text:list-item>
                </text:list>
              </text:list-item>
              <text:list-item>
                <text:p><text:s text:c="2"/>Javaの標準化プロセス(JCP)を経た実績のある <text:s text:c="6"/>APIで、非常に使いやすい</text:p>
              </text:list-item>
            </text:list>
            <text:list text:style-name="L2">
              <text:list-item>
                <text:list>
                  <text:list-header>
                    <text:p/>
                  </text:list-header>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11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1" draw:layer="layout" svg:width="25.199cm" svg:height="3.256cm" svg:x="1.4cm" svg:y="0.962cm" presentation:class="title">
          <draw:text-box>
            <text:p>今後の予定</text:p>
          </draw:text-box>
        </draw:frame>
        <draw:frame presentation:style-name="pr5" draw:layer="layout" svg:width="25.199cm" svg:height="13.86cm" svg:x="1.4cm" svg:y="4.914cm" presentation:class="outline">
          <draw:text-box>
            <text:list text:style-name="L2">
              <text:list-item>
                <text:p>M3G 2.0 (策定中）</text:p>
                <text:list>
                  <text:list-item>
                    <text:p>シェーダー</text:p>
                  </text:list-item>
                </text:list>
              </text:list-item>
              <text:list-item>
                <text:p>３Dゲームエンジン</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akao Pゴシック'" style:font-family-generic="roman" style:font-pitch="variable" fo:font-size="24pt" fo:language="en" fo:country="US" style:font-family-asian="'Takao Pゴシック'" style:font-family-generic-asian="system" style:font-pitch-asian="variable" style:font-size-asian="24pt" style:language-asian="ja" style:country-asian="JP" style:font-family-complex="'Takao Pゴシック'"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 Pゴシック'" style:font-family-generic="roman" style:font-pitch="variable" fo:font-size="18pt" fo:font-style="normal" fo:text-shadow="none" style:text-underline-style="none" fo:font-weight="normal" style:letter-kerning="true" style:font-family-asian="'Takao Pゴシック'"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Takao Pゴシック'" style:font-family-generic="roman" style:font-pitch="variable" fo:font-size="18pt" style:letter-kerning="true" style:font-family-asian="'Takao Pゴシック'" style:font-family-generic-asian="system" style:font-pitch-asian="variable" style:font-size-asian="18pt" style:font-family-complex="'Lohit Hindi'"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ext:style-name="bw3"/>
      <table:last-row text:style-name="bw3"/>
      <table:first-column text:style-name="bw3"/>
      <table:last-column text:style-name="bw3"/>
      <table:odd-rows text:style-name="bw2"/>
      <table:odd-columns text:style-name="bw2"/>
      <table:body text:style-name="bw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Takao Pゴシック'" style:font-family-generic="roman" style:font-pitch="variable" fo:font-size="20pt" fo:font-style="normal" fo:text-shadow="none" style:text-underline-style="none" fo:font-weight="normal" style:letter-kerning="true" style:font-family-asian="'Takao Pゴシック'"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Takao Pゴシック'" style:font-family-generic="roman" style:font-pitch="variable" fo:font-size="32pt" fo:font-style="normal" fo:text-shadow="none" style:text-underline-style="none" fo:font-weight="normal" style:letter-kerning="true" style:font-family-asian="'Takao Pゴシック'"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akao Pゴシック'" style:font-family-generic="roman" style:font-pitch="variable" fo:font-size="32pt" fo:font-style="normal" fo:text-shadow="none" style:text-underline-style="none" fo:font-weight="normal" style:letter-kerning="true" style:font-family-asian="'Takao Pゴシック'"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akao Pゴシック'" style:font-family-generic="roman" style:font-pitch="variable" fo:font-size="44pt" fo:font-style="normal" fo:text-shadow="none" style:text-underline-style="none" fo:font-weight="normal" style:letter-kerning="true" style:font-family-asian="'Takao Pゴシック'"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20T14:43:09</meta:creation-date>
    <meta:editing-duration>PT21H35M09S</meta:editing-duration>
    <meta:editing-cycles>98</meta:editing-cycles>
    <meta:generator>OpenOffice.org/3.2$Linux OpenOffice.org_project/320m19$Build-9505</meta:generator>
    <dc:date>2011-02-02T19:39:41</dc:date>
    <meta:document-statistic meta:object-count="140"/>
  </office:meta>
</office:document-meta>
</file>